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A4000000AAC388B02A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paragraph-rsid="001575ab"/>
    </style:style>
    <style:style style:name="P2" style:family="paragraph" style:parent-style-name="Standard">
      <style:paragraph-properties fo:text-align="start" style:justify-single-word="false"/>
      <style:text-properties officeooo:paragraph-rsid="001575ab"/>
    </style:style>
    <style:style style:name="P3" style:family="paragraph" style:parent-style-name="Standard">
      <style:paragraph-properties fo:text-align="center" style:justify-single-word="false"/>
      <style:text-properties officeooo:paragraph-rsid="001575ab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575ab"/>
    </style:style>
    <style:style style:name="T3" style:family="text">
      <style:text-properties style:font-name="Standard Symbols L"/>
    </style:style>
    <style:style style:name="T4" style:family="text">
      <style:text-properties style:font-name="Standard Symbols L" fo:font-style="normal" style:font-style-asian="normal" style:font-style-complex="normal"/>
    </style:style>
    <style:style style:name="T5" style:family="text">
      <style:text-properties style:text-position="sub 58%"/>
    </style:style>
    <style:style style:name="T6" style:family="text">
      <style:text-properties style:text-position="0% 100%" officeooo:rsid="001575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#<text:variable-set text:name="Assignment" office:value-type="float" office:value="1" style:data-style-name="N0">1</text:variable-set>: Thin Film Interference</text:p>
      <text:p text:style-name="P3"><draw:frame draw:style-name="fr2" draw:name="Object1" text:anchor-type="paragraph" svg:width="3.5846in" svg:height="1.2055in" draw:z-index="4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list xml:id="list3618472097320615664" text:style-name="L1">
        <text:list-item>
          <text:p text:style-name="P1">A layer of oil (n=1.2), of thickness T=1.3 x 10<text:span text:style-name="T1">-7</text:span> <text:s/>floats on top of water (n=1.33). <text:s/></text:p>
          <text:list>
            <text:list-item>
              <text:p text:style-name="P1">What is the speed of light in the oil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02244654510510" text:continue-numbering="true" text:style-name="L1">
        <text:list-item>
          <text:list>
            <text:list-item>
              <text:p text:style-name="P1">Derive a relationship for <text:span text:style-name="T3">l</text:span><text:span text:style-name="T5">oil</text:span>, the wavelenth of a light ray in the oil, in terms of <text:span text:style-name="T3">l</text:span><text:span text:style-name="T5">vacuum</text:span>, n, and fundamental constants. <text:s/>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02243338295655" text:continue-numbering="true" text:style-name="L1">
        <text:list-item>
          <text:list>
            <text:list-item>
              <text:p text:style-name="P1">Derive an expression for reflective, constructive interference, using T, <text:span text:style-name="T4">l</text:span>, n, m, and fundamental constants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02244775617533" text:continue-numbering="true" text:style-name="L1">
        <text:list-item>
          <text:list>
            <text:list-item>
              <text:p text:style-name="P1">What is the color seen when the oil slick is seen from directly above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02244638612970" text:continue-numbering="true" text:style-name="L1">
        <text:list-item>
          <text:p text:style-name="P1"><text:soft-page-break/>A water/soap (n=1.33) bubble has a thickness of 150 nm. <text:s/></text:p>
          <text:list>
            <text:list-item>
              <text:p text:style-name="P1">What is the color that the bubble appears, if any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02243665055864" text:continue-numbering="true" text:style-name="L1">
        <text:list-item>
          <text:list>
            <text:list-item>
              <text:p text:style-name="P1">Calculate the energy of a single photon reflected from the bubble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02243271030409" text:continue-numbering="true" text:style-name="L1">
        <text:list-item>
          <text:p text:style-name="P1">The average wavelength of sunlight that reaches the earth’s surface is 575 nm. <text:s/>In order to keep a building cool, you are designing a coating of polycarbonate (n=1.56) to apply to the glass of a window to reflect as much sunlight as possible. <text:s/>What is the thickness of the smallest amount of coating that could be applied?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0% 100%" officeooo:rsid="001575ab"/>
    </style:style>
    <style:style style:name="MT2" style:family="text">
      <style:text-properties style:text-position="super 58%" officeooo:rsid="001575a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Image1" text:anchor-type="paragraph" svg:x="-0.0134in" svg:y="-0.3429in" svg:width="0.75in" svg:height="0.7701in" draw:z-index="3"><draw:image xlink:href="Pictures/10000201000000A4000000AAC388B02A.png" xlink:type="simple" xlink:show="embed" xlink:actuate="onLoad"/></draw:frame> <text:s text:c="20"/>Name:<text:tab/><text:tab/><text:date style:data-style-name="N37" text:date-value="2016-10-31T10:22:42.854972435" text:date-adjust="PT24H00M00S">11/01/16</text:date> <text:s text:c="11"/></text:p>
      </style:header>
      <style:footer>
        <text:p text:style-name="Footer"><text:span text:style-name="MT1">2</text:span><text:span text:style-name="MT2">nd </text:span><text:s/>Nine Weeks<text:tab/><text:page-number text:select-page="current">1</text:page-number>/<text:page-count>2</text:page-count><text:tab/>Assignment <text:variable-get text:name="Assignment" style:data-style-name="N0">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0:22:03.194519034</meta:creation-date>
    <meta:editing-duration>PT39S</meta:editing-duration>
    <meta:editing-cycles>2</meta:editing-cycles>
    <meta:generator>LibreOffice/4.3.7.2$Linux_X86_64 LibreOffice_project/430$Build-2</meta:generator>
    <dc:date>2016-10-31T10:22:42.773384519</dc:date>
    <meta:document-statistic meta:table-count="0" meta:image-count="2" meta:object-count="1" meta:page-count="2" meta:paragraph-count="12" meta:word-count="186" meta:character-count="1056" meta:non-whitespace-character-count="84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99in"/>
    </style:style>
    <style:style style:name="co3" style:family="table-column">
      <style:table-column-properties fo:break-before="auto" style:column-width="1.3756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wavelength in a <text:s/>vacuum</text:p>
          </table:table-cell>
          <table:table-cell table:style-name="ce1" office:value-type="string">
            <text:p>frequency interval</text:p>
          </table:table-cell>
        </table:table-row>
        <table:table-row table:style-name="ro2">
          <table:table-cell office:value-type="string">
            <text:p><text:a xlink:href="http://en.wikipedia.org/wiki/Red">red</text:a></text:p>
          </table:table-cell>
          <table:table-cell office:value-type="string">
            <text:p>~ 700–635 nm</text:p>
          </table:table-cell>
          <table:table-cell office:value-type="string">
            <text:p>~ 430–480 THz</text:p>
          </table:table-cell>
        </table:table-row>
        <table:table-row table:style-name="ro2">
          <table:table-cell office:value-type="string">
            <text:p><text:a xlink:href="http://en.wikipedia.org/wiki/Orange_%28colour%29">orange</text:a></text:p>
          </table:table-cell>
          <table:table-cell office:value-type="string">
            <text:p>~ 635–590 nm</text:p>
          </table:table-cell>
          <table:table-cell office:value-type="string">
            <text:p>~ 480–510 THz</text:p>
          </table:table-cell>
        </table:table-row>
        <table:table-row table:style-name="ro2">
          <table:table-cell office:value-type="string">
            <text:p><text:a xlink:href="http://en.wikipedia.org/wiki/Yellow">yellow</text:a></text:p>
          </table:table-cell>
          <table:table-cell office:value-type="string">
            <text:p>~ 590–560 nm</text:p>
          </table:table-cell>
          <table:table-cell office:value-type="string">
            <text:p>~ 510–540 THz</text:p>
          </table:table-cell>
        </table:table-row>
        <table:table-row table:style-name="ro2">
          <table:table-cell office:value-type="string">
            <text:p><text:a xlink:href="http://en.wikipedia.org/wiki/Green">green</text:a></text:p>
          </table:table-cell>
          <table:table-cell office:value-type="string">
            <text:p>~ 560–490 nm</text:p>
          </table:table-cell>
          <table:table-cell office:value-type="string">
            <text:p>~ 540–610 THz</text:p>
          </table:table-cell>
        </table:table-row>
        <table:table-row table:style-name="ro2">
          <table:table-cell office:value-type="string">
            <text:p><text:a xlink:href="http://en.wikipedia.org/wiki/Blue">blue</text:a></text:p>
          </table:table-cell>
          <table:table-cell office:value-type="string">
            <text:p>~ 490–450 nm</text:p>
          </table:table-cell>
          <table:table-cell office:value-type="string">
            <text:p>~ 610–670 THz</text:p>
          </table:table-cell>
        </table:table-row>
        <table:table-row table:style-name="ro2">
          <table:table-cell office:value-type="string">
            <text:p><text:a xlink:href="http://en.wikipedia.org/wiki/Violet_%28color%29">violet</text:a></text:p>
          </table:table-cell>
          <table:table-cell office:value-type="string">
            <text:p>~ 450–400 nm</text:p>
          </table:table-cell>
          <table:table-cell office:value-type="string">
            <text:p>~ 670–750 THz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4">02/14/2012</text:date>, <text:time>07:1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